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3333" draw:opacity="50%" draw:textarea-horizontal-align="justify" draw:textarea-vertical-align="middle" draw:auto-grow-height="false" fo:min-height="3.888cm" fo:min-width="5.67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3399ff" draw:opacity="84%" draw:textarea-horizontal-align="justify" draw:textarea-vertical-align="middle" draw:auto-grow-height="false" fo:min-height="6.174cm" fo:min-width="7.449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3300" draw:opacity="86%" draw:textarea-horizontal-align="justify" draw:textarea-vertical-align="middle" draw:auto-grow-height="false" fo:min-height="0.381cm" fo:min-width="1.0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3399ff" draw:opacity="84%" draw:textarea-horizontal-align="justify" draw:textarea-vertical-align="middle" draw:auto-grow-height="false" fo:min-height="3.769cm" fo:min-width="4.44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3399ff" draw:opacity="84%" draw:textarea-horizontal-align="justify" draw:textarea-vertical-align="middle" draw:auto-grow-height="false" fo:min-height="1.234cm" fo:min-width="1.336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cc00" draw:opacity="90%" draw:textarea-horizontal-align="justify" draw:textarea-vertical-align="middle" draw:auto-grow-height="false" fo:min-height="0.311cm" fo:min-width="0.903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0.818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428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cc00" draw:opacity="90%" draw:textarea-horizontal-align="justify" draw:textarea-vertical-align="middle" draw:auto-grow-height="false" fo:min-height="0.487cm" fo:min-width="0.84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cc00" draw:opacity="90%" draw:textarea-horizontal-align="justify" draw:textarea-vertical-align="middle" draw:auto-grow-height="false" fo:min-height="0.487cm" fo:min-width="1.226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06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stroke="none" svg:stroke-color="#000000" draw:fill="none" draw:fill-color="#ffffff" fo:min-height="0.568cm"/>
    </style:style>
    <style:style style:name="gr17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cc00" draw:opacity="90%" draw:textarea-horizontal-align="justify" draw:textarea-vertical-align="middle" draw:auto-grow-height="false" fo:min-height="0.487cm" fo:min-width="1.099cm" fo:padding-top="0.151cm" fo:padding-bottom="0.151cm" fo:padding-left="0.276cm" fo:padding-right="0.276cm"/>
    </style:style>
    <style:style style:name="gr19" style:family="graphic" style:parent-style-name="objectwithoutfill">
      <style:graphic-properties draw:stroke="solid" draw:stroke-dash="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fo:min-height="0.949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3333" draw:opacity="50%" draw:textarea-horizontal-align="justify" draw:textarea-vertical-align="middle" draw:auto-grow-height="false" fo:min-height="3.888cm" fo:min-width="2.242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fo:min-height="1.528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cc00" draw:opacity="90%" draw:textarea-horizontal-align="justify" draw:textarea-vertical-align="middle" draw:auto-grow-height="false" fo:min-height="1.857cm" fo:min-width="0.21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3399ff" draw:opacity="84%" draw:textarea-horizontal-align="justify" draw:textarea-vertical-align="middle" draw:auto-grow-height="false" fo:min-height="1.174cm" fo:min-width="1.182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3300" draw:opacity="87%" draw:textarea-horizontal-align="justify" draw:textarea-vertical-align="middle" draw:auto-grow-height="false" fo:min-height="0.381cm" fo:min-width="1.02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99ffff" draw:opacity="89%" draw:textarea-horizontal-align="justify" draw:textarea-vertical-align="middle" draw:auto-grow-height="false" fo:min-height="0.587cm" fo:min-width="7.449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99ffff" draw:opacity="89%" draw:textarea-horizontal-align="justify" draw:textarea-vertical-align="middle" draw:auto-grow-height="false" fo:min-height="0.46cm" fo:min-width="5.544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476cm" fo:min-width="0.65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144cm" fo:min-width="0.21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293cm" fo:min-width="0.347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46cm" fo:min-width="0.46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4.71cm" fo:min-width="0.083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7.132cm" fo:min-width="0.083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3300" draw:opacity="86%" draw:textarea-horizontal-align="justify" draw:textarea-vertical-align="middle" draw:auto-grow-height="false" fo:min-height="0.381cm" fo:min-width="1.782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199cm" fo:min-width="0.186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146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draw:marker-start-width="0.279cm" draw:marker-end-width="0.279cm" draw:fill-color="#99ff66" draw:opacity="100%" draw:textarea-horizontal-align="justify" draw:textarea-vertical-align="middle" draw:auto-grow-height="false" fo:min-height="0.198cm" fo:min-width="0.186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draw:marker-start-width="0.279cm" draw:marker-end-width="0.279cm" draw:fill-color="#ffff00" draw:opacity="100%" draw:textarea-horizontal-align="justify" draw:textarea-vertical-align="middle" draw:auto-grow-height="false" fo:min-height="0.588cm" fo:min-width="0.464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fill-color="#ffff00" draw:opacity="100%" draw:textarea-horizontal-align="justify" draw:textarea-vertical-align="middle" draw:auto-grow-height="false" fo:min-height="0.255cm" fo:min-width="0.02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draw:marker-start-width="0.279cm" draw:marker-end-width="0.279cm" draw:fill-color="#ffff00" draw:opacity="100%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draw:marker-start-width="0.279cm" draw:marker-end-width="0.279cm" draw:fill-color="#ffff00" draw:opacity="100%" draw:textarea-horizontal-align="justify" draw:textarea-vertical-align="middle" draw:auto-grow-height="false" fo:min-height="0.206cm" fo:min-width="0.21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99ffff" draw:opacity="89%" draw:textarea-horizontal-align="justify" draw:textarea-vertical-align="middle" draw:auto-grow-height="false" fo:min-height="0.312cm" fo:min-width="4.555cm" fo:padding-top="0.151cm" fo:padding-bottom="0.151cm" fo:padding-left="0.276cm" fo:padding-right="0.276cm"/>
    </style:style>
    <style:style style:name="gr46" style:family="graphic" style:parent-style-name="standard">
      <style:graphic-properties draw:fill-color="#ffff00" draw:textarea-horizontal-align="justify" draw:textarea-vertical-align="middle" draw:auto-grow-height="false" fo:min-height="0.063cm" fo:min-width="2.488cm"/>
    </style:style>
    <style:style style:name="gr47" style:family="graphic" style:parent-style-name="standard">
      <style:graphic-properties draw:fill-color="#99ff66" draw:textarea-horizontal-align="justify" draw:textarea-vertical-align="middle" draw:auto-grow-height="false" fo:min-height="0.036cm" fo:min-width="2.181cm"/>
    </style:style>
    <style:style style:name="gr48" style:family="graphic" style:parent-style-name="standard">
      <style:graphic-properties draw:fill-color="#ffff00" draw:textarea-horizontal-align="justify" draw:textarea-vertical-align="middle" draw:auto-grow-height="false" fo:min-height="0.036cm" fo:min-width="2.49cm"/>
    </style:style>
    <style:style style:name="P1" style:family="paragraph">
      <loext:graphic-properties draw:fill-color="#ff3333" draw:opacity="50%"/>
      <style:paragraph-properties fo:text-align="center"/>
    </style:style>
    <style:style style:name="P2" style:family="paragraph">
      <loext:graphic-properties draw:fill="solid" draw:fill-color="#3399ff" draw:opacity="84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00" draw:opacity="86%"/>
      <style:paragraph-properties fo:text-align="center"/>
    </style:style>
    <style:style style:name="P5" style:family="paragraph">
      <loext:graphic-properties draw:fill-color="#ffcc00" draw:opacity="90%"/>
      <style:paragraph-properties fo:text-align="center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2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-color="#ff3300" draw:opacity="87%"/>
      <style:paragraph-properties fo:text-align="center"/>
    </style:style>
    <style:style style:name="P11" style:family="paragraph">
      <loext:graphic-properties draw:fill-color="#99ffff" draw:opacity="89%"/>
      <style:paragraph-properties fo:text-align="center"/>
    </style:style>
    <style:style style:name="P12" style:family="paragraph">
      <loext:graphic-properties draw:fill-color="#99ff66" draw:opacity="100%"/>
      <style:paragraph-properties fo:text-align="center"/>
    </style:style>
    <style:style style:name="P13" style:family="paragraph">
      <loext:graphic-properties draw:fill-color="#ffff00" draw:opacity="100%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99ff66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19cm" draw:transform="rotate (1.5707963267949) translate (13.193cm 11.66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8571.97943444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4.232cm" svg:y="10.459cm">
          <text:p/>
          <draw:enhanced-geometry svg:viewBox="0 0 21600 21600" draw:mirror-vertical="tru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2.47cm" svg:y="11.193cm">
          <text:p/>
          <draw:enhanced-geometry svg:viewBox="0 0 21600 21600" draw:mirror-vertical="true" draw:mirror-horizont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1.754cm" svg:y="11.502cm">
          <text:p/>
          <draw:enhanced-geometry svg:viewBox="0 0 21600 21600" draw:mirror-vertical="tru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1.07cm" svg:y="11.793cm">
          <text:p/>
          <draw:enhanced-geometry svg:viewBox="0 0 21600 21600" draw:mirror-vertical="true" draw:mirror-horizont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4.208cm" svg:y="1.854cm">
          <text:p/>
          <draw:enhanced-geometry svg:viewBox="0 0 21600 21600" draw:mirror-vertic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2.446cm" svg:y="2.62cm">
          <text:p/>
          <draw:enhanced-geometry svg:viewBox="0 0 21600 21600" draw:mirror-vertical="false" draw:mirror-horizont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1.73cm" svg:y="3.011cm">
          <text:p/>
          <draw:enhanced-geometry svg:viewBox="0 0 21600 21600" draw:mirror-vertic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8.001cm" svg:height="6.476cm" svg:x="1.046cm" svg:y="3.32cm">
          <text:p/>
          <draw:enhanced-geometry svg:viewBox="0 0 21600 21600" draw:mirror-vertical="false" draw:mirror-horizont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2.57cm" svg:y1="19.053cm" svg:x2="4.348cm" svg:y2="18.291cm">
          <text:p/>
        </draw:line>
        <draw:line draw:style-name="gr3" draw:text-style-name="P3" draw:layer="layout" svg:x1="7.015cm" svg:y1="11.266cm" svg:x2="8.793cm" svg:y2="10.504cm">
          <text:p/>
        </draw:line>
        <draw:line draw:style-name="gr3" draw:text-style-name="P3" draw:layer="layout" svg:x1="5.872cm" svg:y1="11.266cm" svg:x2="7.65cm" svg:y2="10.504cm">
          <text:p/>
        </draw:line>
        <draw:line draw:style-name="gr3" draw:text-style-name="P3" draw:layer="layout" svg:x1="7.142cm" svg:y1="9.115cm" svg:x2="8.92cm" svg:y2="8.353cm">
          <text:p/>
        </draw:line>
        <draw:line draw:style-name="gr3" draw:text-style-name="P3" draw:layer="layout" svg:x1="10.317cm" svg:y1="2.665cm" svg:x2="12.095cm" svg:y2="1.903cm">
          <text:p/>
        </draw:line>
        <draw:line draw:style-name="gr3" draw:text-style-name="P3" draw:layer="layout" svg:x1="2.443cm" svg:y1="2.665cm" svg:x2="4.221cm" svg:y2="1.903cm">
          <text:p/>
        </draw:line>
        <draw:line draw:style-name="gr3" draw:text-style-name="P3" draw:layer="layout" svg:x1="12.557cm" svg:y1="10.412cm" svg:x2="12.557cm" svg:y2="9.142cm">
          <text:p/>
        </draw:line>
        <draw:line draw:style-name="gr3" draw:text-style-name="P3" draw:layer="layout" svg:x1="12.095cm" svg:y1="10.812cm" svg:x2="12.095cm" svg:y2="9.542cm">
          <text:p/>
        </draw:line>
        <draw:custom-shape draw:style-name="gr4" draw:text-style-name="P4" draw:layer="layout" svg:width="1.572cm" svg:height="0.683cm" draw:transform="rotate (1.5707963267949) translate (18.018cm 9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999cm" svg:height="4.071cm" svg:x="21.83cm" svg:y="15.017cm">
          <text:p/>
          <draw:enhanced-geometry svg:viewBox="0 0 21600 21600" draw:mirror-vertical="true" draw:mirror-horizont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draw:layer="layout" svg:width="5cm" svg:height="4.07cm" svg:x="21.814cm" svg:y="10.009cm">
          <text:p/>
          <draw:enhanced-geometry svg:viewBox="0 0 21600 21600" draw:mirror-vertical="false" draw:mirror-horizontal="false" draw:glue-points="?f6 10800 10800 21600 ?f5 10800 10800 0" draw:text-areas="?f3 ?f3 ?f4 ?f4" draw:type="trapezoid" draw:modifiers="8953.66158460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1.455cm" svg:height="0.613cm" svg:x="23.651cm" svg:y="14.22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683cm" svg:height="1.143cm" svg:x="3.794cm" svg:y="15.605cm">
          <draw:text-box>
            <text:p><text:span text:style-name="T1">encoder</text:span></text:p>
          </draw:text-box>
        </draw:frame>
        <draw:frame draw:style-name="gr9" draw:text-style-name="P6" draw:layer="layout" svg:width="3.683cm" svg:height="1.068cm" svg:x="3.54cm" svg:y="5.52cm">
          <draw:text-box>
            <text:p><text:span text:style-name="T1">decoder</text:span></text:p>
          </draw:text-box>
        </draw:frame>
        <draw:frame draw:style-name="gr10" draw:text-style-name="P6" draw:layer="layout" svg:width="2.943cm" svg:height="1.673cm" svg:x="22.844cm" svg:y="17.614cm">
          <draw:text-box>
            <text:p><text:span text:style-name="T1">encoder</text:span></text:p>
          </draw:text-box>
        </draw:frame>
        <draw:frame draw:style-name="gr10" draw:text-style-name="P6" draw:layer="layout" svg:width="2.851cm" svg:height="1.673cm" svg:x="23.168cm" svg:y="10.727cm">
          <draw:text-box>
            <text:p><text:span text:style-name="T1">decoder</text:span></text:p>
          </draw:text-box>
        </draw:frame>
        <draw:frame draw:style-name="gr11" draw:text-style-name="P7" draw:layer="layout" svg:width="3.202cm" svg:height="1.678cm" svg:x="13.673cm" svg:y="7.831cm">
          <draw:text-box>
            <text:p><text:span text:style-name="T1">transition</text:span></text:p>
            <text:p><text:span text:style-name="T1"><text:s text:c="2"/></text:span><text:span text:style-name="T1">model</text:span></text:p>
          </draw:text-box>
        </draw:frame>
        <draw:custom-shape draw:style-name="gr12" draw:text-style-name="P5" draw:layer="layout" svg:width="1.397cm" svg:height="0.789cm" svg:x="5.745cm" svg:y="9.8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97cm" svg:height="0.789cm" svg:x="5.083cm" svg:y="10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397cm" svg:height="0.789cm" svg:x="4.348cm" svg:y="10.4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778cm" svg:height="0.789cm" svg:x="7.423cm" svg:y="9.061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605cm" svg:height="0.856cm" svg:x="4.302cm" svg:y="10.431cm">
          <draw:text-box>
            <text:p text:style-name="P8"><text:span text:style-name="T2">z_t+1</text:span></text:p>
          </draw:text-box>
        </draw:frame>
        <draw:frame draw:style-name="gr15" draw:text-style-name="P9" draw:layer="layout" svg:width="2.032cm" svg:height="0.762cm" svg:x="7.396cm" svg:y="9.107cm">
          <draw:text-box>
            <text:p><text:span text:style-name="T2">z_t+h-1</text:span></text:p>
          </draw:text-box>
        </draw:frame>
        <draw:frame draw:style-name="gr16" draw:text-style-name="P9" draw:layer="layout" svg:width="1.703cm" svg:height="0.818cm" svg:x="23.681cm" svg:y="14.152cm">
          <draw:text-box>
            <text:p><text:span text:style-name="T2">z_t+h</text:span></text:p>
          </draw:text-box>
        </draw:frame>
        <draw:line draw:style-name="gr17" draw:text-style-name="P3" draw:layer="layout" svg:x1="4.348cm" svg:y1="10.377cm" svg:x2="11.795cm" svg:y2="5.318cm">
          <text:p/>
        </draw:line>
        <draw:line draw:style-name="gr3" draw:text-style-name="P3" draw:layer="layout" svg:x1="7.269cm" svg:y1="10.504cm" svg:x2="9.174cm" svg:y2="9.742cm">
          <text:p/>
        </draw:line>
        <draw:line draw:style-name="gr3" draw:text-style-name="P3" draw:layer="layout" svg:x1="5.745cm" svg:y1="9.869cm" svg:x2="7.65cm" svg:y2="9.107cm">
          <text:p/>
        </draw:line>
        <draw:custom-shape draw:style-name="gr12" draw:text-style-name="P5" draw:layer="layout" svg:width="1.397cm" svg:height="0.789cm" draw:transform="rotate (1.5707963267949) translate (11.768cm 8.1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397cm" svg:height="0.789cm" draw:transform="rotate (1.5707963267949) translate (11.768cm 6.7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651cm" svg:height="0.789cm" draw:transform="rotate (1.5707963267949) translate (11.768cm 11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397cm" svg:height="0.789cm" draw:transform="rotate (1.5707963267949) translate (11.768cm 9.5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3" draw:layer="layout" svg:x1="9.128cm" svg:y1="9.763cm" svg:x2="11.668cm" svg:y2="11.795cm">
          <text:p/>
        </draw:line>
        <draw:frame draw:style-name="gr20" draw:text-style-name="P9" draw:layer="layout" svg:width="1.919cm" svg:height="1.199cm" draw:transform="rotate (1.5707963267949) translate (11.866cm 6.729cm)">
          <draw:text-box>
            <text:p><text:span text:style-name="T2">z_t+1</text:span></text:p>
          </draw:text-box>
        </draw:frame>
        <draw:frame draw:style-name="gr15" draw:text-style-name="P9" draw:layer="layout" svg:width="2.032cm" svg:height="0.762cm" draw:transform="rotate (1.5707963267949) translate (11.795cm 11.936cm)">
          <draw:text-box>
            <text:p><text:span text:style-name="T2">z_t+h-1</text:span></text:p>
          </draw:text-box>
        </draw:frame>
        <draw:frame draw:style-name="gr21" draw:text-style-name="P9" draw:layer="layout" svg:width="1.651cm" svg:height="0.725cm" draw:transform="rotate (1.5707963267949) translate (11.832cm 8.239cm)">
          <draw:text-box>
            <text:p><text:span text:style-name="T2">z_t+2</text:span></text:p>
          </draw:text-box>
        </draw:frame>
        <draw:frame draw:style-name="gr21" draw:text-style-name="P9" draw:layer="layout" svg:width="1.778cm" svg:height="0.725cm" draw:transform="rotate (1.5707963267949) translate (11.832cm 9.636cm)">
          <draw:text-box>
            <text:p><text:span text:style-name="T2">z_t+3</text:span></text:p>
          </draw:text-box>
        </draw:frame>
        <draw:custom-shape draw:style-name="gr22" draw:text-style-name="P1" draw:layer="layout" svg:width="2.794cm" svg:height="4.19cm" draw:transform="rotate (1.5707963267949) translate (13.192cm 14.97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8571.97943444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6" draw:layer="layout" svg:width="3.429cm" svg:height="1.778cm" svg:x="13.319cm" svg:y="12.811cm">
          <draw:text-box>
            <text:p><text:span text:style-name="T1">transition</text:span></text:p>
            <text:p><text:span text:style-name="T1">sigma</text:span></text:p>
          </draw:text-box>
        </draw:frame>
        <draw:frame draw:style-name="gr15" draw:text-style-name="P9" draw:layer="layout" svg:width="2.032cm" svg:height="0.762cm" draw:transform="rotate (1.5707963267949) translate (11.795cm 11.936cm)">
          <draw:text-box>
            <text:p><text:span text:style-name="T2">z_t+h-1</text:span></text:p>
          </draw:text-box>
        </draw:frame>
        <draw:custom-shape draw:style-name="gr24" draw:text-style-name="P5" draw:layer="layout" svg:width="0.762cm" svg:height="2.159cm" svg:x="11.795cm" svg:y="12.557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0.762cm" svg:height="0.762cm" svg:x="11.795cm" svg:y="13.192cm">
          <draw:text-box>
            <text:p><text:span text:style-name="T2">1</text:span></text:p>
          </draw:text-box>
        </draw:frame>
        <draw:frame draw:style-name="gr20" draw:text-style-name="P9" draw:layer="layout" svg:width="1.778cm" svg:height="1.199cm" draw:transform="rotate (1.5707963267949) translate (18.018cm 9.382cm)">
          <draw:text-box>
            <text:p><text:span text:style-name="T2">mu_T</text:span></text:p>
          </draw:text-box>
        </draw:frame>
        <draw:custom-shape draw:style-name="gr25" draw:text-style-name="P2" draw:layer="layout" svg:width="4.596cm" svg:height="3.91cm" svg:x="19.518cm" svg:y="2.424cm">
          <text:p/>
          <draw:enhanced-geometry svg:viewBox="0 0 21600 21600" draw:mirror-vertical="false" draw:mirror-horizontal="false" draw:glue-points="?f6 10800 10800 21600 ?f5 10800 10800 0" draw:text-areas="?f3 ?f3 ?f4 ?f4" draw:type="trapezoid" draw:modifiers="8227.45268653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6" draw:layer="layout" svg:width="2.957cm" svg:height="1.673cm" svg:x="20.558cm" svg:y="3.137cm">
          <draw:text-box>
            <text:p><text:span text:style-name="T1">decoder</text:span></text:p>
          </draw:text-box>
        </draw:frame>
        <draw:custom-shape draw:style-name="gr26" draw:text-style-name="P10" draw:layer="layout" svg:width="1.572cm" svg:height="0.683cm" svg:x="21.018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778cm" svg:height="0.762cm" svg:x="20.939cm" svg:y="6.715cm">
          <draw:text-box>
            <text:p><text:span text:style-name="T2">mu_T</text:span></text:p>
          </draw:text-box>
        </draw:frame>
        <draw:line draw:style-name="gr19" draw:text-style-name="P3" draw:layer="layout" svg:x1="18.68cm" svg:y1="7.731cm" svg:x2="20.966cm" svg:y2="7.35cm">
          <text:p/>
        </draw:line>
        <draw:line draw:style-name="gr19" draw:text-style-name="P3" draw:layer="layout" svg:x1="18.78cm" svg:y1="9.255cm" svg:x2="22.59cm" svg:y2="7.35cm">
          <text:p/>
        </draw:line>
        <draw:custom-shape draw:style-name="gr27" draw:text-style-name="P11" draw:layer="layout" svg:width="8.001cm" svg:height="0.889cm" svg:x="4.321cm" svg:y="18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8.001cm" svg:height="0.889cm" svg:x="2.643cm" svg:y="18.9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8.001cm" svg:height="0.889cm" svg:x="1.981cm" svg:y="19.37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8.001cm" svg:height="0.889cm" svg:x="1.373cm" svg:y="19.6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.859cm" svg:height="1.199cm" svg:x="4.856cm" svg:y="19.796cm">
          <draw:text-box>
            <text:p><text:span text:style-name="T2">x_t+1</text:span></text:p>
          </draw:text-box>
        </draw:frame>
        <draw:custom-shape draw:style-name="gr28" draw:text-style-name="P11" draw:layer="layout" svg:width="6.096cm" svg:height="0.762cm" svg:x="18.653cm" svg:y="1.325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3.302cm" svg:height="1.199cm" svg:x="20.558cm" svg:y="1.325cm">
          <draw:text-box>
            <text:p><text:span text:style-name="T2">predict x_t+h</text:span></text:p>
          </draw:text-box>
        </draw:frame>
        <draw:frame draw:style-name="gr15" draw:text-style-name="P9" draw:layer="layout" svg:width="2.032cm" svg:height="0.762cm" svg:x="7.65cm" svg:y="18.291cm">
          <draw:text-box>
            <text:p><text:span text:style-name="T2">x_t+h-1</text:span></text:p>
          </draw:text-box>
        </draw:frame>
        <draw:line draw:style-name="gr3" draw:text-style-name="P3" draw:layer="layout" svg:x1="10.571cm" svg:y1="19.053cm" svg:x2="12.349cm" svg:y2="18.291cm">
          <text:p/>
        </draw:line>
        <draw:line draw:style-name="gr3" draw:text-style-name="P3" draw:layer="layout" svg:x1="10.571cm" svg:y1="19.815cm" svg:x2="12.349cm" svg:y2="19.053cm">
          <text:p/>
        </draw:line>
        <draw:line draw:style-name="gr3" draw:text-style-name="P3" draw:layer="layout" svg:x1="10.444cm" svg:y1="17.629cm" svg:x2="12.222cm" svg:y2="16.867cm">
          <text:p/>
        </draw:line>
        <draw:custom-shape draw:style-name="gr29" draw:text-style-name="P12" draw:layer="layout" svg:width="2.413cm" svg:height="0.889cm" svg:x="4.348cm" svg:y="18.6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2" draw:layer="layout" svg:width="1.524cm" svg:height="0.508cm" svg:x="5.31cm" svg:y="11.1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2" draw:layer="layout" svg:width="1.524cm" svg:height="0.508cm" svg:x="5.364cm" svg:y="9.5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2" draw:layer="layout" svg:width="1.797cm" svg:height="0.678cm" svg:x="5.064cm" svg:y="2.7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2" draw:layer="layout" svg:width="1.016cm" svg:height="0.762cm" draw:transform="rotate (1.5707963267949) translate (12.484cm 10.147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2" draw:layer="layout" svg:width="1.016cm" svg:height="0.762cm" draw:transform="rotate (1.5707963267949) translate (12.584cm 14.1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2" draw:layer="layout" svg:width="0.762cm" svg:height="0.635cm" draw:transform="rotate (1.5707963267949) translate (17.38cm 9.274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2" draw:layer="layout" svg:width="0.635cm" svg:height="5.012cm" draw:transform="rotate (1.74759818002192) translate (18.799cm 14.84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2" draw:layer="layout" svg:width="0.635cm" svg:height="7.434cm" draw:transform="rotate (2.40628543972458) translate (18.996cm 14.58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4" draw:layer="layout" svg:width="2.334cm" svg:height="0.683cm" draw:transform="rotate (1.5707963267949) translate (18.018cm 14.7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159cm" svg:height="0.725cm" draw:transform="rotate (1.5707963267949) translate (18.018cm 14.843cm)">
          <draw:text-box>
            <text:p><text:span text:style-name="T2">sigma_T</text:span></text:p>
          </draw:text-box>
        </draw:frame>
        <draw:custom-shape draw:style-name="gr33" draw:text-style-name="P12" draw:layer="layout" svg:width="0.762cm" svg:height="0.635cm" draw:transform="rotate (1.5707963267949) translate (17.38cm 13.954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2" draw:layer="layout" svg:width="1.476cm" svg:height="0.571cm" svg:x="23.722cm" svg:y="9.4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12" draw:layer="layout" svg:width="0.681cm" svg:height="0.512cm" svg:x="23.971cm" svg:y="14.81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12" draw:layer="layout" svg:width="0.681cm" svg:height="0.511cm" svg:x="23.971cm" svg:y="13.77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2" draw:layer="layout" svg:width="1.476cm" svg:height="0.57cm" svg:x="23.63cm" svg:y="18.8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3" draw:layer="layout" svg:width="2.032cm" svg:height="1.016cm" svg:x="6.253cm" svg:y="18.1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3" draw:layer="layout" svg:width="1.143cm" svg:height="0.635cm" svg:x="6.38cm" svg:y="10.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3" draw:layer="layout" svg:width="1.143cm" svg:height="0.635cm" draw:transform="rotate (1.5707963267949) translate (12.554cm 8.525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3" draw:layer="layout" svg:width="0.762cm" svg:height="0.762cm" draw:transform="rotate (1.5707963267949) translate (17.283cm 8.628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3" draw:layer="layout" svg:width="0.762cm" svg:height="0.508cm" svg:x="21.447cm" svg:y="6.307cm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3" draw:layer="layout" svg:width="0.762cm" svg:height="0.508cm" svg:x="21.574cm" svg:y="1.96cm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1" draw:layer="layout" svg:width="8.001cm" svg:height="0.889cm" svg:x="3.024cm" svg:y="1.1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draw:layer="layout" svg:width="5.107cm" svg:height="0.614cm" svg:x="21.701cm" svg:y="19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1.816cm" svg:height="0.725cm" svg:x="23.517cm" svg:y="19.325cm">
          <draw:text-box>
            <text:p><text:span text:style-name="T2">x_t+h</text:span></text:p>
          </draw:text-box>
        </draw:frame>
        <draw:custom-shape draw:style-name="gr45" draw:text-style-name="P11" draw:layer="layout" svg:width="5.107cm" svg:height="0.614cm" svg:x="21.728cm" svg:y="8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layout" svg:width="2.988cm" svg:height="0.313cm" draw:transform="rotate (0.569151869075351) translate (9.192cm 9.461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2.681cm" svg:height="0.286cm" draw:transform="rotate (-0.244869694054804) translate (9.237cm 9.068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99cm" svg:height="0.286cm" draw:transform="rotate (0.244869694054804) translate (18.604cm 8.07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8.001cm" svg:height="0.889cm" svg:x="1.254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247cm" svg:y1="2.635cm" svg:x2="11.025cm" svg:y2="1.873cm">
          <text:p/>
        </draw:line>
        <draw:line draw:style-name="gr3" draw:text-style-name="P3" draw:layer="layout" svg:x1="9.12cm" svg:y1="2cm" svg:x2="10.898cm" svg:y2="1.238cm">
          <text:p/>
        </draw:line>
        <draw:line draw:style-name="gr3" draw:text-style-name="P3" draw:layer="layout" svg:x1="1.246cm" svg:y1="1.873cm" svg:x2="3.024cm" svg:y2="1.1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3:01:08.500987066</meta:creation-date>
    <dc:date>2019-08-09T15:28:36.619698979</dc:date>
    <meta:editing-duration>PT1H9M39S</meta:editing-duration>
    <meta:editing-cycles>14</meta:editing-cycles>
    <meta:generator>LibreOffice/5.1.6.2$Linux_X86_64 LibreOffice_project/10m0$Build-2</meta:generator>
    <meta:document-statistic meta:object-count="101"/>
  </office:meta>
</office:document-meta>
</file>